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58.9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test_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riangle</text:p>
          </table:table-cell>
          <table:table-cell office:value-type="string" calcext:value-type="string">
            <text:p>leg-orders</text:p>
          </table:table-cell>
          <table:table-cell office:value-type="string" calcext:value-type="string">
            <text:p>symbol1</text:p>
          </table:table-cell>
          <table:table-cell office:value-type="string" calcext:value-type="string">
            <text:p>symbol2</text:p>
          </table:table-cell>
          <table:table-cell office:value-type="string" calcext:value-type="string">
            <text:p>symbol3</text:p>
          </table:table-cell>
          <table:table-cell office:value-type="string" calcext:value-type="string">
            <text:p>leg1-price</text:p>
          </table:table-cell>
          <table:table-cell office:value-type="string" calcext:value-type="string">
            <text:p>leg2-price</text:p>
          </table:table-cell>
          <table:table-cell office:value-type="string" calcext:value-type="string">
            <text:p>leg3-pric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esult_handmade</text:p>
          </table:table-cell>
        </table:table-row>
        <table:table-row table:style-name="ro1">
          <table:table-cell office:value-type="string" calcext:value-type="string">
            <text:p>ETH-AMB-BNB</text:p>
          </table:table-cell>
          <table:table-cell office:value-type="string" calcext:value-type="string">
            <text:p>buy-sell-sell</text:p>
          </table:table-cell>
          <table:table-cell office:value-type="string" calcext:value-type="string">
            <text:p>AMB/ETH</text:p>
          </table:table-cell>
          <table:table-cell office:value-type="string" calcext:value-type="string">
            <text:p>AMB/BNB</text:p>
          </table:table-cell>
          <table:table-cell office:value-type="string" calcext:value-type="string">
            <text:p>BNB/ETH</text:p>
          </table:table-cell>
          <table:table-cell office:value-type="float" office:value="0.00064991" calcext:value-type="float">
            <text:p>0.00064991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0.021175" calcext:value-type="float">
            <text:p>0.021175</text:p>
          </table:table-cell>
          <table:table-cell office:value-type="float" office:value="0.9891723469" calcext:value-type="float">
            <text:p>0.9891723469</text:p>
          </table:table-cell>
          <table:table-cell table:formula="of:=(1/[.F2])*[.G2]*[.H2]" office:value-type="float" office:value="0.989172346940346" calcext:value-type="float">
            <text:p>0.9891723469</text:p>
          </table:table-cell>
        </table:table-row>
        <table:table-row table:style-name="ro1">
          <table:table-cell office:value-type="string" calcext:value-type="string">
            <text:p>ETH-BNB-AMB</text:p>
          </table:table-cell>
          <table:table-cell office:value-type="string" calcext:value-type="string">
            <text:p>buy-buy-sell</text:p>
          </table:table-cell>
          <table:table-cell office:value-type="string" calcext:value-type="string">
            <text:p>BNB/ETH</text:p>
          </table:table-cell>
          <table:table-cell office:value-type="string" calcext:value-type="string">
            <text:p>AMB/BNB</text:p>
          </table:table-cell>
          <table:table-cell office:value-type="string" calcext:value-type="string">
            <text:p>AMB/ETH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3182" calcext:value-type="float">
            <text:p>0.03182</text:p>
          </table:table-cell>
          <table:table-cell office:value-type="float" office:value="0.0006471" calcext:value-type="float">
            <text:p>0.0006471</text:p>
          </table:table-cell>
          <table:table-cell office:value-type="float" office:value="0.9592578537" calcext:value-type="float">
            <text:p>0.9592578537</text:p>
          </table:table-cell>
          <table:table-cell table:formula="of:=(1/[.F3])*(1/[.G3])*[.H3]" office:value-type="float" office:value="0.959257853729113" calcext:value-type="float">
            <text:p>0.9592578537</text:p>
          </table:table-cell>
        </table:table-row>
        <table:table-row table:style-name="ro1">
          <table:table-cell table:style-name="ce1" office:value-type="string" calcext:value-type="string">
            <text:p>ETH-BTC-TRX</text:p>
          </table:table-cell>
          <table:table-cell table:style-name="ce1" office:value-type="string" calcext:value-type="string">
            <text:p>sell-buy-sell</text:p>
          </table:table-cell>
          <table:table-cell table:style-name="ce1" office:value-type="string" calcext:value-type="string">
            <text:p>ETH/BTC</text:p>
          </table:table-cell>
          <table:table-cell table:style-name="ce1" office:value-type="string" calcext:value-type="string">
            <text:p>TRX/BTC</text:p>
          </table:table-cell>
          <table:table-cell table:style-name="ce1" office:value-type="string" calcext:value-type="string">
            <text:p>TRX/ETH</text:p>
          </table:table-cell>
          <table:table-cell table:style-name="ce1" office:value-type="float" office:value="0.082923" calcext:value-type="float">
            <text:p>0.082923</text:p>
          </table:table-cell>
          <table:table-cell table:style-name="ce1" office:value-type="float" office:value="0.00000949" calcext:value-type="float">
            <text:p>0.00000949</text:p>
          </table:table-cell>
          <table:table-cell table:style-name="ce1" office:value-type="float" office:value="0.00012" calcext:value-type="float">
            <text:p>0.00012</text:p>
          </table:table-cell>
          <table:table-cell table:style-name="ce1" office:value-type="float" office:value="0.9997944847" calcext:value-type="float">
            <text:p>0.9997944847</text:p>
          </table:table-cell>
          <table:table-cell table:style-name="ce1" table:formula="of:=([.F4])*(1/[.G4])*[.H4]" office:value-type="float" office:value="1.0485521601686" calcext:value-type="float">
            <text:p>1.0485521602</text:p>
          </table:table-cell>
        </table:table-row>
        <table:table-row table:style-name="ro1">
          <table:table-cell office:value-type="string" calcext:value-type="string">
            <text:p>ETH-TRX-BTC</text:p>
          </table:table-cell>
          <table:table-cell office:value-type="string" calcext:value-type="string">
            <text:p>buy-sell-buy</text:p>
          </table:table-cell>
          <table:table-cell office:value-type="string" calcext:value-type="string">
            <text:p>TRX/ETH</text:p>
          </table:table-cell>
          <table:table-cell office:value-type="string" calcext:value-type="string">
            <text:p>TRX/BTC</text:p>
          </table:table-cell>
          <table:table-cell office:value-type="string" calcext:value-type="string">
            <text:p>ETH/BTC</text:p>
          </table:table-cell>
          <table:table-cell office:value-type="float" office:value="0.00011444" calcext:value-type="float">
            <text:p>0.00011444</text:p>
          </table:table-cell>
          <table:table-cell office:value-type="float" office:value="0.00000948" calcext:value-type="float">
            <text:p>0.00000948</text:p>
          </table:table-cell>
          <table:table-cell office:value-type="float" office:value="0.082975" calcext:value-type="float">
            <text:p>0.082975</text:p>
          </table:table-cell>
          <table:table-cell office:value-type="float" office:value="0.9983509307" calcext:value-type="float">
            <text:p>0.9983509307</text:p>
          </table:table-cell>
          <table:table-cell table:formula="of:=(1/[.F5])*([.G5])*(1/[.H5])" office:value-type="float" office:value="0.998350930672637" calcext:value-type="float">
            <text:p>0.9983509307</text:p>
          </table:table-cell>
        </table:table-row>
        <table:table-row table:style-name="ro1">
          <table:table-cell office:value-type="string" calcext:value-type="string">
            <text:p>ETH-XEM-BTC</text:p>
          </table:table-cell>
          <table:table-cell office:value-type="string" calcext:value-type="string">
            <text:p>buy-sell-buy</text:p>
          </table:table-cell>
          <table:table-cell office:value-type="string" calcext:value-type="string">
            <text:p>XEM/ETH</text:p>
          </table:table-cell>
          <table:table-cell office:value-type="string" calcext:value-type="string">
            <text:p>XEM/BTC</text:p>
          </table:table-cell>
          <table:table-cell office:value-type="string" calcext:value-type="string">
            <text:p>ETH/BTC</text:p>
          </table:table-cell>
          <table:table-cell/>
          <table:table-cell office:value-type="float" office:value="0.00003611" calcext:value-type="float">
            <text:p>0.00003611</text:p>
          </table:table-cell>
          <table:table-cell office:value-type="float" office:value="0.082975" calcext:value-type="float">
            <text:p>0.082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-BTC-XEM</text:p>
          </table:table-cell>
          <table:table-cell office:value-type="string" calcext:value-type="string">
            <text:p>sell-buy-sell</text:p>
          </table:table-cell>
          <table:table-cell office:value-type="string" calcext:value-type="string">
            <text:p>ETH/BTC</text:p>
          </table:table-cell>
          <table:table-cell office:value-type="string" calcext:value-type="string">
            <text:p>XEM/BTC</text:p>
          </table:table-cell>
          <table:table-cell office:value-type="string" calcext:value-type="string">
            <text:p>XEM/ETH</text:p>
          </table:table-cell>
          <table:table-cell office:value-type="float" office:value="0.082923" calcext:value-type="float">
            <text:p>0.082923</text:p>
          </table:table-cell>
          <table:table-cell office:value-type="float" office:value="0.00003616" calcext:value-type="float">
            <text:p>0.00003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-USDT-BTC</text:p>
          </table:table-cell>
          <table:table-cell office:value-type="string" calcext:value-type="string">
            <text:p>sell-buy-buy</text:p>
          </table:table-cell>
          <table:table-cell office:value-type="string" calcext:value-type="string">
            <text:p>ETH/USDT</text:p>
          </table:table-cell>
          <table:table-cell office:value-type="string" calcext:value-type="string">
            <text:p>BTC/USDT</text:p>
          </table:table-cell>
          <table:table-cell office:value-type="string" calcext:value-type="string">
            <text:p>ETH/BTC</text:p>
          </table:table-cell>
          <table:table-cell office:value-type="float" office:value="682.5" calcext:value-type="float">
            <text:p>682.5</text:p>
          </table:table-cell>
          <table:table-cell office:value-type="float" office:value="8227" calcext:value-type="float">
            <text:p>8227</text:p>
          </table:table-cell>
          <table:table-cell office:value-type="float" office:value="0.082975" calcext:value-type="float">
            <text:p>0.082975</text:p>
          </table:table-cell>
          <table:table-cell office:value-type="float" office:value="0.9998017609" calcext:value-type="float">
            <text:p>0.9998017609</text:p>
          </table:table-cell>
          <table:table-cell table:formula="of:=([.F8])*(1/[.G8])*(1/[.H8])" office:value-type="float" office:value="0.999801760918247" calcext:value-type="float">
            <text:p>0.9998017609</text:p>
          </table:table-cell>
        </table:table-row>
        <table:table-row table:style-name="ro1">
          <table:table-cell office:value-type="string" calcext:value-type="string">
            <text:p>ETH-BTC-USDT</text:p>
          </table:table-cell>
          <table:table-cell office:value-type="string" calcext:value-type="string">
            <text:p>sell-sell-buy</text:p>
          </table:table-cell>
          <table:table-cell office:value-type="string" calcext:value-type="string">
            <text:p>ETH/BTC</text:p>
          </table:table-cell>
          <table:table-cell office:value-type="string" calcext:value-type="string">
            <text:p>BTC/USDT</text:p>
          </table:table-cell>
          <table:table-cell office:value-type="string" calcext:value-type="string">
            <text:p>ETH/USDT</text:p>
          </table:table-cell>
          <table:table-cell office:value-type="float" office:value="0.082923" calcext:value-type="float">
            <text:p>0.082923</text:p>
          </table:table-cell>
          <table:table-cell office:value-type="float" office:value="8226.99" calcext:value-type="float">
            <text:p>8226.99</text:p>
          </table:table-cell>
          <table:table-cell office:value-type="float" office:value="682.82" calcext:value-type="float">
            <text:p>682.82</text:p>
          </table:table-cell>
          <table:table-cell office:value-type="float" office:value="0.999101801" calcext:value-type="float">
            <text:p>0.999101801</text:p>
          </table:table-cell>
          <table:table-cell table:formula="of:=([.F9])*([.G9])*(1/[.H9])" office:value-type="float" office:value="0.999101801016373" calcext:value-type="float">
            <text:p>0.9991018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5T13:32:43.115695713</dc:date>
    <meta:editing-duration>PT10M36S</meta:editing-duration>
    <meta:editing-cycles>1</meta:editing-cycles>
    <meta:document-statistic meta:table-count="1" meta:cell-count="84" meta:object-count="0"/>
  </office:meta>
</office:document-meta>
</file>